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9.138cm" svg:height="5.14cm" svg:x="11.223cm" svg:y="0.512cm">
            <draw:object draw:notify-on-update-of-ranges="Feuille1.B2:Feuille1.B2 Feuille1.B3:Feuille1.B13 Feuille1.C2:Feuille1.C2 Feuille1.C3:Feuille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48cm" svg:height="5.088cm" svg:x="11.234cm" svg:y="7.247cm">
            <draw:object draw:notify-on-update-of-ranges="Feuille1.B17:Feuille1.B17 Feuille1.B18:Feuille1.B29 Feuille1.C17:Feuille1.C17 Feuille1.C18:Feuille1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5</text:p>
          </table:table-cell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[.B10]*3.6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formula="of:=[.B11]*3.6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table:formula="of:=[.B12]*3.6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-60</text:p>
          </table:table-cell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0</text:p>
          </table:table-cell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5</text:p>
          </table:table-cell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5</text:p>
          </table:table-cell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90</text:p>
          </table:table-cell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formula="of:=[.D28]/3.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8T10:56:10.303000000</meta:creation-date>
    <meta:generator>LibreOffice/7.0.5.2$Windows_X86_64 LibreOffice_project/64390860c6cd0aca4beafafcfd84613dd9dfb63a</meta:generator>
    <dc:date>2023-07-18T15:14:58.424000000</dc:date>
    <meta:editing-duration>PT40M40S</meta:editing-duration>
    <meta:editing-cycles>7</meta:editing-cycles>
    <meta:document-statistic meta:table-count="1" meta:cell-count="7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39cm" svg:height="5.141cm" xlink:href=".." xlink:type="simple" chart:class="chart:scatter" chart:style-name="ch1">
        <chart:plot-area chart:style-name="ch2" table:cell-range-address="Feuille1.B2:Feuille1.C13" chart:data-source-has-labels="row" svg:x="0.182cm" svg:y="0.102cm" svg:width="8.775cm" svg:height="4.937cm">
          <chart:coordinate-region svg:x="1.015cm" svg:y="0.297cm" svg:width="7.746cm" svg:height="4.1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3" chart:label-cell-address="Feuille1.C2:Feuille1.C2" chart:class="chart:scatter">
            <chart:domain table:cell-range-address="Feuille1.B3:Feuille1.B13"/>
            <chart:regression-curve chart:style-name="ch7"/>
            <chart:data-point chart:repeated="3"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3</svg:desc>
                </draw:g>
              </table:table-cell>
              <table:table-cell office:value-type="float" office:value="35">
                <text:p>35</text:p>
                <draw:g>
                  <svg:desc>Feuille1.C3:Feui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9cm" svg:height="5.089cm" xlink:href=".." xlink:type="simple" chart:class="chart:scatter" chart:style-name="ch1">
        <chart:plot-area chart:style-name="ch2" table:cell-range-address="Feuille1.B17:Feuille1.C29" chart:data-source-has-labels="row" svg:x="0.18cm" svg:y="0.101cm" svg:width="8.689cm" svg:height="4.887cm">
          <chart:coordinate-region svg:x="1.013cm" svg:y="0.296cm" svg:width="7.66cm" svg:height="4.0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8:Feuille1.C29" chart:label-cell-address="Feuille1.C17:Feuille1.C17" chart:class="chart:scatter">
            <chart:domain table:cell-range-address="Feuille1.B18:Feuille1.B29"/>
            <chart:regression-curve chart:style-name="ch7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17:Feuille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18:Feuille1.B29</svg:desc>
                </draw:g>
              </table:table-cell>
              <table:table-cell office:value-type="float" office:value="36">
                <text:p>36</text:p>
                <draw:g>
                  <svg:desc>Feuille1.C18:Feuille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6111111111111">
                <text:p>23.6111111111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